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b81d" officeooo:paragraph-rsid="0016b81d"/>
    </style:style>
    <style:style style:name="P2" style:family="paragraph" style:parent-style-name="Standard">
      <style:text-properties officeooo:rsid="0016b81d" officeooo:paragraph-rsid="0018824e"/>
    </style:style>
    <style:style style:name="P3" style:family="paragraph" style:parent-style-name="Standard">
      <style:text-properties officeooo:rsid="001986c7" officeooo:paragraph-rsid="001986c7"/>
    </style:style>
    <style:style style:name="P4" style:family="paragraph" style:parent-style-name="Standard">
      <style:text-properties officeooo:rsid="001a46c7" officeooo:paragraph-rsid="001a46c7"/>
    </style:style>
    <style:style style:name="P5" style:family="paragraph" style:parent-style-name="Standard">
      <style:text-properties officeooo:rsid="001a517b" officeooo:paragraph-rsid="001a517b"/>
    </style:style>
    <style:style style:name="P6" style:family="paragraph" style:parent-style-name="Standard">
      <style:text-properties officeooo:rsid="001c940b" officeooo:paragraph-rsid="001c940b"/>
    </style:style>
    <style:style style:name="P7" style:family="paragraph" style:parent-style-name="Standard">
      <style:text-properties officeooo:rsid="001cb48b" officeooo:paragraph-rsid="001cb48b"/>
    </style:style>
    <style:style style:name="T1" style:family="text">
      <style:text-properties officeooo:rsid="0016b81d"/>
    </style:style>
    <style:style style:name="T2" style:family="text">
      <style:text-properties officeooo:rsid="0018824e"/>
    </style:style>
    <style:style style:name="T3" style:family="text">
      <style:text-properties officeooo:rsid="00199365"/>
    </style:style>
    <style:style style:name="T4" style:family="text">
      <style:text-properties officeooo:rsid="001baf8e"/>
    </style:style>
    <style:style style:name="T5" style:family="text">
      <style:text-properties officeooo:rsid="001c0e54"/>
    </style:style>
    <style:style style:name="T6" style:family="text">
      <style:text-properties officeooo:rsid="001cb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divmapr </text:p>
      <text:p text:style-name="P1"/>
      <text:p text:style-name="P1">Lib_continum removal lig 187 rowSds =&gt; matrix<text:span text:style-name="T3">S</text:span>ta<text:span text:style-name="T3">t</text:span>s::rowSds</text:p>
      <text:p text:style-name="P1">Lib_imageprocess lig 744 rowAny =&gt; matri<text:span text:style-name="T3">xS</text:span>tats::rowAny</text:p>
      <text:p text:style-name="P1"/>
      <text:p text:style-name="P2">Lib_continum removal <text:span text:style-name="T2">lig 40 multiprocess =&gt; future::multiprocess</text:span></text:p>
      <text:p text:style-name="P2"/>
      <text:p text:style-name="P3"><text:span text:style-name="T1">Lib_continum removal </text:span>lig<text:span text:style-name="T3">45 sequential =&gt; future ::sequential</text:span></text:p>
      <text:p text:style-name="P3"/>
      <text:p text:style-name="P4">lib_performpca lig273 ones =&gt; matlab::ones</text:p>
      <text:p text:style-name="P5"/>
      <text:p text:style-name="P5">lib_imageprocess lig681 values =&gt; raster::values <text:span text:style-name="T5">et espace , et</text:span> <text:span text:style-name="T4">je crois yavait dautres raster a ajouter dans ces eaux la </text:span></text:p>
      <text:p text:style-name="P5"/>
      <text:p text:style-name="P6">a chaque file_path_sans_ext =&gt; tools :: file_path_sans_ext <text:span text:style-name="T6">dans Lib_imageprocess et lib_checkconvertdata et</text:span></text:p>
      <text:p text:style-name="P7">lig 567 lib_perform p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7T12:54:17.726270949</meta:creation-date>
    <dc:date>2022-05-17T14:32:03.855102458</dc:date>
    <meta:editing-duration>PT1H37M43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69" meta:character-count="541" meta:non-whitespace-character-count="479"/>
  </office:meta>
</office:document-meta>
</file>